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weight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style:font-weight-asian="normal" style:font-weight-complex="normal"/>
    </style:style>
    <style:style style:name="T15" style:family="text">
      <style:text-properties style:text-underline-style="none" style:font-weight-asian="normal" style:font-weight-complex="normal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4002-XXX</text:p>
      <text:p text:style-name="P3">Software Development on Linux Systems</text:p>
      <text:p text:style-name="P3">Lab 05 – Scripting for Development</text:p>
      <text:p text:style-name="P3"/>
      <text:p text:style-name="P3">Name: ______________________________________ <text:s text:c="5"/>Section: _____________</text:p>
      <text:p text:style-name="P4"><text:line-break/></text:p>
      <text:p text:style-name="P4"><text:tab/>Activity – <text:s/>Bash Scripting<text:line-break/><text:line-break/><text:tab/><text:span text:style-name="T5">Linux comes with several scripting languages, the most common of which is Bash. Bash is the <text:tab/>Bourne Again Shell, which is an updated version of the Bourne shell. <text:line-break/><text:line-break/><text:tab/></text:span><text:span text:style-name="T8">Basic Bash Review</text:span><text:span text:style-name="T5"><text:line-break/><text:tab/><text:line-break/><text:tab/>Most command line commands in Linux are scripts or programs that run. Bash is a scripting <text:tab/>language that allows you to combine all of these programs into a runnable script. As most of <text:tab/>these programs accept parameters, bash allows the user of variables and input that can be used <text:tab/>to send parameters to these programs. This creates a very powerful language you can run <text:tab/>operating system commands with.<text:line-break/><text:line-break/><text:tab/>We will review Bash scripting. You may use either Ubuntu or Fedora for this lab. <text:line-break/><text:line-break/><text:tab/>1) Open terminal</text:span></text:p>
      <text:p text:style-name="P8"><text:tab/>2) Type “echo hi” and hit enter <text:s/>[echo is a print statement in Bash]</text:p>
      <text:p text:style-name="P4"><text:span text:style-name="T5"><text:tab/><text:tab/>This will output “hi” to the screen<text:line-break/><text:line-break/><text:tab/>3) Type “cat /etc/hosts” and hit enter<text:line-break/><text:tab/><text:tab/>This will output the hosts file which is a list of host configurations for networking<text:line-break/><text:line-break/><text:tab/>4) Now we will build a script to repeat the above commands <text:line-break/><text:tab/> <text:s text:c="4"/>Open the editor of your choice (recommended gedit or vi [vim] )</text:span><text:line-break/><text:line-break/><text:tab/><text:span text:style-name="T5"> <text:s text:c="4"/>For the very first line [must be the very first line] of the file type<text:line-break/><text:tab/> <text:s text:c="4"/>#!/bin/bash<text:line-break/><text:line-break/><text:tab/> <text:s text:c="4"/>#! is pronounced sha-bang and tells Linux that it is going to specify a language to run<text:line-break/><text:tab/> <text:s text:c="4"/>/bin/bash is the location of the bash program. You will see other languages do this, such as <text:tab/> <text:s/><text:tab/> <text:s text:c="5"/>perl or python.<text:line-break/><text:line-break/></text:span></text:p>
      <text:p text:style-name="P8"><text:soft-page-break/></text:p>
      <text:p text:style-name="P8"><text:tab/>5) For the second line type <text:line-break/><text:tab/> <text:s text:c="4"/># Your last name<text:line-break/><text:tab/><text:line-break/><text:tab/> <text:s text:c="4"/># means the line is a comment, not to be confused with #! which means a specified language<text:line-break/><text:line-break/><text:tab/>6) On the next two lines type <text:line-break/><text:tab/> <text:s text:c="4"/>echo hi;<text:line-break/> <text:s text:c="16"/>cat /etc/hosts;<text:line-break/><text:line-break/><text:tab/>7) Save the file as “testscript.sh” - It should look like this<text:line-break/><text:tab/> <text:s text:c="4"/>#!/bin/bash<text:line-break/><text:tab/> <text:s text:c="4"/># last name<text:line-break/><text:tab/></text:p>
      <text:p text:style-name="P8"><text:tab/> <text:s text:c="5"/>echo hi;<text:line-break/> <text:s text:c="17"/>cat /etc/hosts;<text:line-break/><text:line-break/><text:tab/>8) In terminal cd to the directory you saved the file in<text:line-break/><text:tab/> <text:s text:c="4"/>type “bash testscript.sh” <text:line-break/><text:line-break/><text:tab/> <text:s text:c="4"/>This will run the script. The output will probably look something like this, but will vary by <text:tab/> <text:tab/> <text:s text:c="4"/>machine.</text:p>
      <text:p text:style-name="P6"><text:s text:c="11"/><text:tab/> <text:span text:style-name="T9"><text:s text:c="4"/>hi </text:span></text:p>
      <text:p text:style-name="P7"><text:s text:c="18"/>127.0.0.1<text:tab/>localhost </text:p>
      <text:p text:style-name="P7"/>
      <text:p text:style-name="P7"><text:tab/> <text:s text:c="4"/># The following lines are desirable for IPv6 capable hosts </text:p>
      <text:p text:style-name="P7"><text:tab/> <text:s text:c="4"/>::1 <text:s text:c="4"/>ip6-localhost ip6-loopback </text:p>
      <text:p text:style-name="P7"><text:tab/> <text:s text:c="4"/>fe00::0 ip6-localnet </text:p>
      <text:p text:style-name="P7"><text:tab/> <text:s text:c="4"/>ff00::0 ip6-mcastprefix </text:p>
      <text:p text:style-name="P7"><text:tab/> <text:s text:c="4"/>ff02::1 ip6-allnodes </text:p>
      <text:p text:style-name="P5"><text:span text:style-name="T10"><text:tab/> <text:s text:c="4"/>ff02::2 ip6-allrouters </text:span><text:span text:style-name="T11"><text:line-break/></text:span><text:span text:style-name="T5"><text:line-break/><text:tab/>9) Now change the permissions of the file to 755<text:line-break/> <text:s text:c="15"/>This will make the file executable. <text:line-break/><text:line-break/></text:span></text:p>
      <text:p text:style-name="P17"><text:tab/>10) Now that the file Is marked executable you make invoke bash with the command ./ <text:line-break/><text:tab/> <text:s text:c="6"/>In terminal in the the directory the file is in type<text:line-break/><text:tab/> <text:s text:c="6"/>“./testscript.sh” <text:line-break/><text:line-break/><text:tab/> <text:s text:c="6"/>This will now run the file for you and will have the same results as “bash testscript.sh”<text:line-break/></text:p>
      <text:p text:style-name="P5"><text:span text:style-name="T5"><text:tab/><text:tab/>Show the results of all of these to your instructor/TA to get credit<text:line-break/><text:line-break/><text:tab/><text:tab/></text:span><text:span text:style-name="T6">Instructor/TA <text:s/>Sign-Off _______________________________</text:span></text:p>
      <text:p text:style-name="P5"><text:span text:style-name="T5"><text:tab/><text:line-break/><text:line-break/><text:tab/></text:span><text:span text:style-name="T8">Bash Review 2</text:span><text:span text:style-name="T12"><text:line-break/><text:line-break/><text:tab/>We will now review variables and logic. Variables are referenced by name or value in Bash. <text:line-break/><text:line-break/><text:tab/>1) Variables<text:line-break/><text:tab/><text:tab/>I) Open terminal and type “testvariable=100” and hit enter <text:line-break/><text:tab/><text:tab/> <text:s text:c="2"/></text:span><text:span text:style-name="T13">[bash does NOT accept spaces between the variable name, equals sign and value]</text:span><text:span text:style-name="T12"><text:line-break/><text:line-break/><text:tab/><text:tab/> <text:s text:c="2"/>The name of this variable is now “testvariable”<text:line-break/><text:tab/><text:tab/> <text:s text:c="2"/>The value of this variable is now “100”<text:line-break/><text:line-break/><text:tab/><text:tab/> <text:s text:c="2"/>The name of the variable can be referenced by “testvariable”<text:line-break/><text:tab/><text:tab/> <text:s text:c="2"/>The value of this variable can be referenced by “$testvariable<text:line-break/><text:line-break/><text:tab/><text:tab/>II) Now type “echo testvariable” and hit enter<text:line-break/><text:tab/><text:tab/> <text:s text:c="4"/>This should display “testvariable” <text:line-break/><text:line-break/><text:tab/><text:tab/>III) Now type “echo $testvariable” and hit enter<text:line-break/><text:tab/><text:tab/> <text:s text:c="5"/>This should display “100”<text:line-break/><text:line-break/><text:tab/></text:span></text:p>
      <text:p text:style-name="P13"><text:tab/><text:tab/>IV) Using the editor of your choice (preferably gedit or vi [vim] ) type the following <text:line-break/><text:line-break/><text:tab/><text:tab/> <text:s text:c="6"/>#!/bin/bash<text:line-break/><text:tab/><text:tab/> <text:s text:c="6"/>#Script to check variables that have been exported and variables that have not<text:line-break/><text:line-break/><text:tab/><text:tab/> <text:s text:c="6"/>testvariable3=”yes”;<text:line-break/><text:line-break/><text:tab/><text:tab/> <text:s text:c="6"/>echo $testvariable1;<text:line-break/><text:tab/><text:tab/> <text:s text:c="6"/>echo $testvariable2;<text:line-break/><text:tab/><text:tab/> <text:s text:c="6"/>echo $testvariable3;<text:line-break/><text:line-break/><text:tab/><text:tab/>V) Save this script as testvariable.sh <text:line-break/><text:line-break/><text:tab/><text:tab/>VI) Open terminal and cd to the directory you saved your script in<text:line-break/><text:tab/><text:tab/> <text:s text:c="6"/><text:tab/><text:tab/><text:line-break/><text:tab/><text:tab/>VII) Type “testvariable1=no”<text:line-break/><text:line-break/><text:tab/><text:tab/>VIII) Type “testvariable2=maybe”<text:line-break/><text:line-break/></text:p>
      <text:p text:style-name="P10"/>
      <text:p text:style-name="P10"/>
      <text:p text:style-name="P10"><text:tab/><text:tab/>IX) Type “export testvariable1”<text:line-break/><text:tab/><text:tab/> <text:s text:c="6"/>Export allows a variable to be used <text:s/>by any scripts or processes you run within that <text:tab/><text:tab/><text:tab/> <text:s text:c="6"/>terminal session. Outside of this terminal session, the variables will not exist. When <text:tab/><text:tab/> <text:s text:c="6"/>you close the terminal session the variables will also no longer exist.<text:tab/><text:line-break/></text:p>
      <text:p text:style-name="P5"><text:span text:style-name="T12"><text:tab/><text:tab/>X) Now type “bash testvariable.sh” <text:tab/><text:tab/><text:line-break/><text:tab/><text:tab/> <text:s text:c="5"/>The output should display<text:line-break/></text:span><text:span text:style-name="T13"><text:tab/><text:tab/> <text:s text:c="5"/>no<text:line-break/><text:line-break/><text:tab/><text:tab/> <text:s text:c="5"/>yes</text:span><text:span text:style-name="T12"><text:line-break/><text:line-break/><text:tab/><text:tab/> <text:s text:c="5"/>no is displayed because it has been exported for use in script. Yes is displayed <text:tab/><text:tab/><text:tab/> <text:s text:c="5"/>because it is a variable that is defined inside of the script. Maybe is not shown <text:tab/> <text:s/><text:tab/> <text:s text:c="17"/>because it was declared outside of the script and was not exported.<text:line-break/><text:line-break/><text:tab/> <text:tab/> <text:s text:c="5"/>Similarly, variable exported within a script can then be used by scripts invoked by <text:tab/><text:tab/><text:tab/> <text:s text:c="5"/>the original script.<text:line-break/></text:span></text:p>
      <text:p text:style-name="P12"><text:span text:style-name="T12"><text:tab/>2) Logic statements Part 1<text:line-break/><text:tab/><text:tab/>If statements in bash look like normal if statements, but are space sensitive and <text:tab/><text:tab/><text:tab/> <text:s text:c="4"/><text:tab/>follow a slightly different syntax than standard programming languages. If statements <text:tab/><text:tab/> <text:s text:c="4"/><text:tab/>start with the word if and are ended by the word fi. <text:line-break/><text:line-break/><text:tab/><text:tab/>Variables need a space between the variable, operator and value in an if statement. <text:tab/><text:tab/><text:tab/> There must also be a space before and after the if statement brackets. If you if <text:tab/><text:tab/><text:tab/> <text:s text:c="4"/><text:tab/> statement fails it is probably due to incorrect spacing, incorrect operators or missing <text:tab/><text:tab/><text:tab/> dollar signs/typos.<text:line-break/><text:line-break/><text:tab/><text:tab/> </text:span><text:span text:style-name="T13">Note: String variables must have quotes around them in the if statement while <text:tab/><text:tab/><text:tab/><text:tab/>numerical variables must not.<text:line-break/><text:tab/><text:tab/><text:tab/>Example of string variable: <text:tab/>if <text:s/>[ <text:s/>“$myString” == “yes” <text:s/>]<text:line-break/><text:tab/><text:tab/><text:tab/>Example of numerical variable:<text:tab/>if <text:s/>[ <text:s/>$myNum -eq 10 <text:s/>]</text:span><text:span text:style-name="T12"><text:line-break/><text:line-break/><text:tab/><text:tab/>Reference table for operators borrowed from </text:span><text:a xlink:type="simple" xlink:href="http://tldp.org/LDP/abs/html/refcards.html"><text:span text:style-name="T8">http://tldp.org/LDP/abs/html/refcards.html</text:span></text:a><text:span text:style-name="T12"><text:line-break/><text:tab/><text:tab/> <text:tab/> <text:tab/> <text:tab/> <text:tab/> </text:span></text:p>
      <text:p text:style-name="P10"><text:tab/><text:tab/>Arithmetic Comparison<text:tab/> <text:tab/> <text:tab/>String Comparison<text:tab/> </text:p>
      <text:p text:style-name="P10"><text:tab/><text:tab/>-eq<text:tab/>Equal to<text:tab/> <text:tab/><text:tab/>=<text:tab/>Equal to <text:tab/> <text:tab/> <text:tab/> </text:p>
      <text:p text:style-name="P10"><text:tab/><text:tab/>-ne<text:tab/>Not equal to<text:tab/> <text:tab/><text:tab/>!=<text:tab/>Not equal to </text:p>
      <text:p text:style-name="P5"><text:span text:style-name="T12"><text:tab/><text:tab/>-lt<text:tab/>Less than<text:tab/> <text:tab/><text:tab/></text:span><text:span text:style-name="T16">\&lt;</text:span><text:span text:style-name="T12"><text:tab/>Less than (ASCII) * </text:span></text:p>
      <text:p text:style-name="P10"><text:tab/><text:tab/>-le<text:tab/>Less than or equal to<text:tab/> <text:tab/> <text:tab/> </text:p>
      <text:p text:style-name="P5"><text:span text:style-name="T12"><text:tab/><text:tab/>-gt<text:tab/>Greater than<text:tab/> <text:tab/><text:tab/></text:span><text:span text:style-name="T16">\&gt;</text:span><text:span text:style-name="T12"><text:tab/>Greater than (ASCII) * </text:span></text:p>
      <text:p text:style-name="P10"><text:tab/><text:tab/>-ge<text:tab/>Greater than or equal to<text:tab/> <text:tab/> <text:tab/> </text:p>
      <text:p text:style-name="P10"><text:s/><text:tab/> <text:tab/><text:tab/><text:tab/> <text:tab/><text:tab/><text:tab/>-z<text:tab/>String is empty </text:p>
      <text:p text:style-name="P10"><text:s/><text:tab/> <text:tab/> <text:tab/><text:tab/><text:tab/><text:tab/><text:tab/>-n<text:tab/>String is not empty<text:line-break/><text:line-break/><text:tab/><text:tab/>I) Create a new script in the same folder as your testvariable.sh script. Call this file <text:tab/><text:tab/><text:tab/> <text:s text:c="3"/>testlogic.sh<text:line-break/><text:line-break/><text:tab/></text:p>
      <text:p text:style-name="P13"><text:tab/><text:tab/>II) Inside of your script write the following<text:line-break/><text:tab/><text:tab/> <text:s text:c="4"/>#!/bin/bash<text:line-break/><text:tab/><text:tab/> <text:s text:c="4"/>#Script to test if statements<text:line-break/><text:line-break/><text:tab/><text:tab/> <text:s text:c="4"/>myNum1=10;<text:line-break/><text:line-break/><text:tab/><text:tab/> <text:s text:c="4"/>if <text:s/>[ $myNum1 -eq 10 ]<text:tab/><text:line-break/><text:tab/><text:tab/> <text:s text:c="4"/>then<text:line-break/><text:tab/><text:tab/><text:tab/>echo $myNum1;</text:p>
      <text:p text:style-name="P10"><text:tab/><text:tab/> <text:s text:c="4"/>else</text:p>
      <text:p text:style-name="P10"><text:tab/><text:tab/><text:tab/>echo “Num variable did not equal 10”;</text:p>
      <text:p text:style-name="P5"><text:span text:style-name="T12"><text:tab/><text:tab/> <text:s text:c="4"/>fi<text:line-break/></text:span><text:span text:style-name="T12"><text:line-break/><text:tab/><text:tab/>III) Save the file as testlogic.sh<text:line-break/><text:line-break/><text:tab/><text:tab/>IV) In terminal cd to the directory of your files and type “bash testlogic.sh”<text:line-break/><text:tab/><text:tab/> <text:s text:c="6"/>The output should display <text:line-break/><text:tab/><text:tab/> <text:s text:c="6"/></text:span><text:span text:style-name="T13">10<text:line-break/><text:line-break/><text:tab/><text:tab/></text:span><text:span text:style-name="T12">V) Now modify testlogic.sh to include elif (else if). It should look like this<text:line-break/><text:tab/><text:tab/> <text:s text:c="4"/>#!/bin/bash<text:line-break/><text:tab/><text:tab/> <text:s text:c="4"/>#Script to test if statements<text:line-break/><text:line-break/><text:tab/><text:tab/> <text:s text:c="4"/>myNum1=10;<text:line-break/><text:line-break/><text:tab/><text:tab/> <text:s text:c="4"/>if <text:s/>[ $myNum1 -eq 10000 ] <text:s text:c="2"/><text:line-break/><text:tab/><text:tab/> <text:s text:c="4"/>then<text:line-break/><text:tab/><text:tab/><text:tab/>echo “Number is 1000”;<text:line-break/><text:tab/><text:tab/> <text:s text:c="4"/>elif <text:s/>[ <text:s/>$myNum1 -gt 0 <text:s/>] <text:tab/> <text:s text:c="3"/><text:line-break/><text:tab/><text:tab/> <text:s text:c="4"/>then</text:span></text:p>
      <text:p text:style-name="P10"><text:tab/><text:tab/><text:tab/>echo $myNum1;</text:p>
      <text:p text:style-name="P10"><text:tab/><text:tab/> <text:s text:c="4"/>else</text:p>
      <text:p text:style-name="P10"><text:tab/><text:tab/><text:tab/>echo “Num variable did not equal 10”;</text:p>
      <text:p text:style-name="P10"><text:tab/><text:tab/> <text:s text:c="4"/>fi<text:line-break/><text:line-break/><text:tab/><text:tab/></text:p>
      <text:p text:style-name="P12"><text:span text:style-name="T12"><text:tab/>VI) Save the script and run it<text:line-break/><text:tab/><text:tab/> <text:s text:c="6"/>The output should display<text:line-break/><text:tab/><text:tab/> <text:s text:c="6"/></text:span><text:span text:style-name="T13">10</text:span><text:span text:style-name="T12"><text:tab/><text:line-break/><text:line-break/><text:line-break/><text:tab/>VII) In Bash, command line arguments are automatically taken is as number<text:line-break/><text:tab/><text:tab/> <text:s text:c="7"/>${1} is the first argument, ${2} is the second argument and so on<text:tab/><text:line-break/><text:tab/><text:tab/> <text:s text:c="7"/>Curly braces { } mean to expand the values in a location. This is used because the <text:tab/><text:tab/><text:tab/> <text:s text:c="8"/>arguments are an array and you are calling a position. <text:line-break/><text:tab/><text:tab/><text:tab/><text:tab/> <text:s text:c="4"/><text:tab/><text:line-break/><text:tab/><text:tab/> <text:s text:c="7"/>Modify your script to print command line arguments. It should look like this.<text:line-break/><text:tab/><text:tab/> <text:s text:c="7"/>#!/bin/bash<text:line-break/><text:tab/><text:tab/> <text:s text:c="7"/>#Script to test if statements<text:line-break/><text:line-break/><text:tab/><text:tab/> <text:s text:c="7"/>if <text:s/>[ “${1}” = “one” ] <text:s/><text:line-break/><text:tab/><text:tab/> <text:s text:c="7"/>then<text:line-break/><text:tab/><text:tab/><text:tab/> echo “Number is ${1}”;<text:line-break/><text:tab/><text:tab/> <text:s text:c="7"/>elif <text:s/>[ <text:s/>-z ${1} <text:s/>] <text:tab/> <text:s text:c="3"/><text:line-break/><text:tab/><text:tab/> <text:s text:c="7"/>then</text:span></text:p>
      <text:p text:style-name="P10"><text:tab/><text:tab/><text:tab/> echo “Number is empty”;</text:p>
      <text:p text:style-name="P10"><text:tab/><text:tab/> <text:s text:c="7"/>else</text:p>
      <text:p text:style-name="P10"><text:tab/><text:tab/><text:tab/> echo “Number was not one and was not empty”;</text:p>
      <text:p text:style-name="P5"><text:span text:style-name="T12"><text:tab/><text:tab/> <text:s text:c="8"/>fi<text:line-break/><text:tab/><text:tab/><text:tab/><text:line-break/><text:tab/><text:tab/><text:line-break/><text:tab/><text:tab/> <text:s text:c="3"/>VIII) Save the file and run it as “bash testlogic.sh one”<text:line-break/><text:tab/><text:tab/><text:tab/> The output should display<text:line-break/><text:tab/><text:tab/><text:tab/> <text:s/></text:span><text:span text:style-name="T13">Number is one<text:line-break/><text:line-break/><text:tab/><text:tab/> </text:span><text:span text:style-name="T12"><text:s text:c="3"/>IX) Run it again as “bash testlogic.sh”<text:line-break/><text:tab/><text:tab/><text:tab/>The output should display<text:line-break/><text:tab/><text:tab/><text:tab/> </text:span><text:span text:style-name="T13">Number is empty<text:line-break/><text:line-break/><text:tab/><text:tab/> <text:s text:c="4"/></text:span><text:span text:style-name="T12">X) Run it again as “bash testlogic.sh two”<text:line-break/><text:tab/><text:tab/><text:tab/>The output should display<text:line-break/><text:tab/><text:tab/><text:tab/> </text:span><text:span text:style-name="T13">Number was not one and was not empty</text:span><text:span text:style-name="T12"><text:line-break/><text:line-break/><text:tab/><text:tab/>Show the results of all of these to your instructor/TA to get credit<text:line-break/><text:line-break/><text:tab/><text:tab/></text:span><text:span text:style-name="T13">Instructor/TA <text:s/>Sign-Off _______________________________</text:span><text:span text:style-name="T12"><text:line-break/></text:span><text:soft-page-break/></text:p>
      <text:p text:style-name="P13"><text:tab/>3) Logic statements Part 2<text:line-break/><text:line-break/><text:tab/><text:tab/>I) In the same folder as your testvariable.sh script, create a second script called <text:tab/> <text:s/><text:tab/> <text:tab/> <text:s text:c="15"/>echovars.sh . The contents of this script should look like this<text:line-break/><text:line-break/><text:tab/><text:tab/> <text:s text:c="3"/>#!/bin/bash<text:line-break/><text:tab/><text:tab/> <text:s text:c="3"/>#Script to print variables from a subprocess<text:line-break/><text:tab/><text:line-break/><text:tab/><text:tab/> <text:s text:c="3"/>echo $testvariable2;<text:line-break/><text:tab/><text:tab/> <text:s text:c="3"/>echo $testvariable3;<text:line-break/><text:tab/><text:tab/> <text:s text:c="3"/>echo “end of script”;<text:line-break/><text:line-break/><text:tab/><text:tab/>II) Now modify your original testvariable.sh script to look like the following<text:line-break/><text:line-break/><text:tab/><text:tab/> <text:s text:c="4"/>#!/bin/bash<text:line-break/><text:tab/><text:tab/> <text:s text:c="4"/>#Script to check variables that have been exported and variables that have not<text:line-break/><text:line-break/><text:tab/><text:tab/> <text:s text:c="6"/>testvariable3=”yes”;<text:line-break/><text:tab/><text:tab/> <text:s text:c="3"/></text:p>
      <text:p text:style-name="P5"><text:span text:style-name="T12"><text:tab/><text:tab/> <text:s text:c="6"/>if [ "$testvariable2" = "" ] <text:s/></text:span><text:span text:style-name="T13">#there are spaces between the variable name, equals </text:span><text:span text:style-name="T12"><text:line-break/><text:tab/><text:tab/> <text:s text:c="6"/>then <text:tab/><text:tab/> <text:s text:c="14"/></text:span><text:span text:style-name="T13">#sign and quotes in if statements</text:span></text:p>
      <text:p text:style-name="P10"><text:tab/><text:tab/> <text:s text:c="7"/><text:tab/> testvariable2="maybe"; <text:line-break/><text:tab/><text:tab/> <text:s text:c="12"/>export testvariable2;<text:line-break/><text:tab/><text:tab/><text:tab/> <text:s/>echo “exported new variable 2”;<text:line-break/><text:tab/><text:tab/><text:tab/> <text:s/>bash echovars.sh;</text:p>
      <text:p text:style-name="P10"><text:tab/><text:tab/> <text:s text:c="6"/>else </text:p>
      <text:p text:style-name="P10"><text:tab/> <text:s text:c="11"/><text:tab/> echo "test variable 2 was empty. Script did not run"; </text:p>
      <text:p text:style-name="P5"><text:span text:style-name="T12"><text:tab/><text:tab/> <text:s text:c="6"/>fi<text:line-break/><text:line-break/><text:tab/><text:tab/>III) Save the script<text:line-break/><text:tab/><text:tab/>VI) cd to the directory of the scripts and run type “bash testvariable.sh” <text:line-break/><text:tab/><text:tab/> <text:s text:c="6"/>The output should display<text:line-break/></text:span><text:span text:style-name="T13"><text:tab/><text:tab/> <text:s text:c="6"/>Exported new variable 2<text:line-break/><text:tab/><text:tab/> <text:s text:c="6"/>maybe<text:line-break/><text:tab/><text:tab/><text:line-break/><text:tab/><text:tab/> <text:s text:c="6"/>end of script</text:span><text:span text:style-name="T12"><text:line-break/><text:tab/><text:tab/> <text:s text:c="6"/><text:line-break/><text:tab/><text:tab/> <text:s text:c="6"/>Maybe was displayed because variable 2 was exported. Variable 3 was not displayed <text:tab/><text:tab/> <text:s text:c="6"/>because it was not exported from the testvariable.sh script. <text:line-break/><text:line-break/></text:span><text:soft-page-break/></text:p>
      <text:p text:style-name="P13"><text:tab/>4) Logic statements Part 3<text:line-break/><text:tab/><text:tab/>Loops in Bash are similar to normal loops, but follow the same coding syntax as Bash if <text:tab/><text:tab/>statements.<text:line-break/><text:line-break/><text:tab/><text:tab/>1) In the folder with all of your scripts create a new file called looptest.sh<text:line-break/><text:line-break/><text:tab/><text:tab/>2) Make that file look like this<text:line-break/><text:tab/><text:tab/> <text:s text:c="4"/>#!/bin/bash<text:line-break/><text:tab/><text:tab/> <text:s text:c="4"/>#Script to show looping. It will take in the results of the command ls as a variable and <text:tab/><text:tab/> <text:s text:c="4"/>#iterate through it.<text:line-break/><text:line-break/><text:tab/><text:tab/> <text:s text:c="4"/>for item in $( ls ); <text:tab/>#item is the variable name given to each item in the loop<text:line-break/><text:tab/><text:tab/> <text:s text:c="4"/>do<text:line-break/><text:tab/><text:tab/><text:tab/>echo $item;</text:p>
      <text:p text:style-name="P10"><text:tab/><text:tab/> <text:s text:c="4"/>done<text:line-break/><text:line-break/><text:tab/><text:tab/>3) Save the file and run it<text:line-break/><text:tab/><text:tab/> <text:s text:c="4"/>Your output should display the same results as ls -1 <text:s text:c="2"/>(that's a one this time, not an L)<text:line-break/><text:tab/><text:tab/> <text:s text:c="4"/><text:line-break/><text:tab/><text:tab/>4) Now modify your script for a while loop. You will use the let command. The <text:tab/><text:tab/><text:tab/><text:tab/> <text:s text:c="3"/>command let allows you to perform arithmetic on variables that you would not <text:tab/><text:tab/><text:tab/> <text:s text:c="3"/>normally be able to do in bash.<text:line-break/><text:tab/><text:tab/> <text:s text:c="4"/>It should look like this<text:line-break/><text:tab/><text:tab/> <text:s text:c="4"/>#!/bin/bash<text:line-break/><text:tab/><text:tab/> <text:s text:c="4"/>#Script to show looping. It will take count to 10 using a while loop<text:line-break/><text:tab/><text:tab/> <text:s text:c="4"/><text:line-break/><text:tab/><text:tab/> <text:s text:c="4"/>counter=0;<text:line-break/><text:tab/><text:tab/> <text:s text:c="4"/>while [ $counter -lt 5 ];<text:line-break/><text:tab/><text:tab/> <text:s text:c="4"/>do<text:line-break/><text:tab/><text:tab/><text:tab/>echo $counter;<text:line-break/><text:tab/><text:tab/><text:tab/>let counter=counter+1;<text:tab/>#the let command allows you to do arithmetic on <text:tab/><text:tab/><text:tab/><text:tab/><text:tab/><text:tab/><text:tab/><text:tab/>#variables<text:line-break/><text:tab/><text:tab/> <text:s text:c="4"/>done<text:line-break/><text:tab/><text:tab/> <text:s text:c="5"/><text:line-break/><text:tab/><text:tab/> <text:s text:c="4"/>until [ $counter -eq 0 ];</text:p>
      <text:p text:style-name="P5"><text:span text:style-name="T12"><text:tab/><text:tab/> <text:s text:c="4"/>do<text:line-break/><text:tab/><text:tab/><text:tab/>echo $counter;<text:line-break/><text:tab/><text:tab/><text:tab/>let counter=counter-1;<text:line-break/><text:tab/><text:tab/> <text:s text:c="4"/>done<text:line-break/><text:tab/><text:tab/> <text:s text:c="4"/><text:line-break/></text:span><text:soft-page-break/><text:span text:style-name="T12"><text:tab/><text:tab/> 5) Save your script and run it<text:line-break/><text:tab/><text:tab/> <text:s text:c="3"/>The output should display<text:line-break/></text:span><text:span text:style-name="T13"><text:tab/> <text:s text:c="4"/><text:tab/> <text:s text:c="3"/>0 </text:span></text:p>
      <text:p text:style-name="P11"><text:tab/><text:tab/> <text:s text:c="3"/>1 </text:p>
      <text:p text:style-name="P11"><text:tab/><text:tab/> <text:s text:c="3"/>2 </text:p>
      <text:p text:style-name="P11"><text:tab/><text:tab/> <text:s text:c="3"/>3 </text:p>
      <text:p text:style-name="P11"><text:tab/><text:tab/> <text:s text:c="3"/>4 </text:p>
      <text:p text:style-name="P11"><text:tab/><text:tab/> <text:s text:c="3"/>5 </text:p>
      <text:p text:style-name="P11"><text:tab/><text:tab/> <text:s text:c="3"/>4 </text:p>
      <text:p text:style-name="P11"><text:tab/><text:tab/> <text:s text:c="3"/>3 </text:p>
      <text:p text:style-name="P11"><text:tab/><text:tab/> <text:s text:c="3"/>2 </text:p>
      <text:p text:style-name="P5"><text:span text:style-name="T13"><text:tab/><text:tab/> <text:s text:c="3"/>1</text:span><text:span text:style-name="T12"><text:line-break/><text:line-break/><text:tab/><text:tab/>6) Now modify the script to make use of arrays. Arrays in bash are similar to normal <text:tab/><text:tab/><text:tab/> <text:s text:c="3"/>variables and arrays. Arrays can automatically be made into associative arrays with <text:tab/><text:tab/><text:tab/> <text:s text:c="3"/>the use of the -A flag. By default they will be numerically indexed.<text:line-break/><text:tab/><text:tab/> <text:s text:c="3"/># in a variable basically means length of in Bash. <text:line-break/><text:line-break/><text:tab/><text:tab/> <text:s text:c="3"/>The script should look like this<text:line-break/><text:tab/><text:tab/> <text:s text:c="2"/>#!/bin/bash </text:span></text:p>
      <text:p text:style-name="P10"><text:tab/><text:tab/> <text:s text:c="2"/>#Script to show looping. It will take count to 10 using a while loop </text:p>
      <text:p text:style-name="P10"/>
      <text:p text:style-name="P10"><text:tab/><text:tab/> <text:s text:c="2"/>array1=("one" "two" "three" "four" "five"); </text:p>
      <text:p text:style-name="P10"/>
      <text:p text:style-name="P10"><text:tab/><text:tab/> <text:s text:c="2"/>declare -A array2; </text:p>
      <text:p text:style-name="P10"><text:tab/><text:tab/> <text:s text:c="2"/>array2["juice"]="grape"; </text:p>
      <text:p text:style-name="P10"><text:tab/><text:tab/> <text:s text:c="2"/>array2["milk"]="soy"; </text:p>
      <text:p text:style-name="P10"><text:tab/><text:tab/> <text:s text:c="2"/>array2["wine"]="white"; </text:p>
      <text:p text:style-name="P10"/>
      <text:p text:style-name="P10"><text:tab/><text:tab/> <text:s text:c="2"/>echo "There are ${#array2[@]} items in array2"; </text:p>
      <text:p text:style-name="P10"/>
      <text:p text:style-name="P10"><text:tab/><text:tab/> <text:s text:c="2"/>for i in "${array1[@]}"<text:tab/><text:tab/>#@ sign meets “at all parameters” </text:p>
      <text:p text:style-name="P10"><text:tab/><text:tab/> <text:s text:c="2"/>do </text:p>
      <text:p text:style-name="P10"><text:tab/><text:tab/> <text:s text:c="2"/><text:tab/>echo $i; </text:p>
      <text:p text:style-name="P10"><text:tab/> <text:tab/> <text:s text:c="2"/>done </text:p>
      <text:p text:style-name="P10"/>
      <text:p text:style-name="P10"><text:tab/><text:tab/> <text:s text:c="2"/>for item in "${!array2[@]}" <text:tab/>#! before an array means to get the array keys, <text:s/></text:p>
      <text:p text:style-name="P10"><text:tab/><text:tab/> <text:s text:c="2"/>do <text:tab/><text:tab/><text:tab/><text:tab/><text:tab/>#not the values</text:p>
      <text:p text:style-name="P10"><text:tab/><text:tab/> <text:s text:c="2"/><text:tab/>echo ${array2[$item]} $item; </text:p>
      <text:p text:style-name="P10"><text:tab/><text:tab/> <text:s text:c="2"/>done</text:p>
      <text:p text:style-name="P5"><text:soft-page-break/><text:span text:style-name="T12"><text:tab/><text:tab/>7) Save and run the script<text:line-break/><text:tab/><text:tab/> <text:s text:c="4"/>The output should display<text:line-break/></text:span><text:span text:style-name="T13"><text:tab/><text:tab/> <text:s text:c="4"/>There are 3 items in array2 </text:span></text:p>
      <text:p text:style-name="P11"><text:tab/><text:tab/> <text:s text:c="4"/>one </text:p>
      <text:p text:style-name="P11"><text:tab/><text:tab/> <text:s text:c="4"/>two </text:p>
      <text:p text:style-name="P11"><text:tab/><text:tab/> <text:s text:c="4"/>three </text:p>
      <text:p text:style-name="P11"><text:tab/><text:tab/> <text:s text:c="4"/>four </text:p>
      <text:p text:style-name="P11"><text:tab/><text:tab/> <text:s text:c="4"/>five </text:p>
      <text:p text:style-name="P11"><text:tab/><text:tab/> <text:s text:c="4"/>white wine </text:p>
      <text:p text:style-name="P11"><text:tab/><text:tab/> <text:s text:c="4"/>grape juice </text:p>
      <text:p text:style-name="P11"><text:tab/><text:tab/> <text:s text:c="4"/>soy milk </text:p>
      <text:p text:style-name="P5"><text:span text:style-name="T12"><text:tab/> <text:s text:c="3"/><text:line-break/><text:line-break/><text:tab/><text:tab/>8) Practice<text:line-break/><text:tab/><text:tab/> <text:s text:c="3"/>For the lab write up create a script to take each item from the command ls <text:line-break/><text:tab/><text:tab/> <text:s text:c="3"/>(hint: </text:span><text:span text:style-name="T13">for item in $( ls “/tmp” );</text:span><text:span text:style-name="T12"> ) and store it in an associative array as the </text:span><text:span text:style-name="T13">key</text:span><text:span text:style-name="T12"> for <text:tab/><text:tab/><text:tab/> <text:s text:c="4"/>that array. Make each</text:span><text:span text:style-name="T13"> value</text:span><text:span text:style-name="T12"> for that spot in the array the next number. The first file <text:tab/><text:tab/><text:tab/> <text:s text:c="4"/>would be one, the second two, etc (ex: $files[“test.sh”]=2 ). The key and the values <text:tab/><text:tab/><text:tab/> <text:s text:c="4"/>will have to be variables. <text:line-break/><text:tab/><text:tab/> <text:s text:c="3"/><text:line-break/><text:tab/><text:tab/> <text:s text:c="3"/>Then iterate through the associative array and if the </text:span><text:span text:style-name="T13">value</text:span><text:span text:style-name="T12"> is less than 3 print the file <text:tab/><text:tab/><text:tab/> <text:s text:c="3"/>name (the array key), else print the value.<text:line-break/><text:line-break/><text:tab/><text:tab/> <text:s text:c="3"/></text:span><text:span text:style-name="T13">Complete this script and hand it in as part of the lab write up. </text:span><text:span text:style-name="T12"><text:line-break/><text:line-break/><text:line-break/><text:line-break/></text:span></text:p>
      <text:p text:style-name="P12"><text:span text:style-name="T12"><text:tab/></text:span><text:span text:style-name="T8">Bash Scripting for Development</text:span><text:span text:style-name="T12"><text:line-break/><text:line-break/><text:tab/>Bash is an extensive language and has many commands. <text:line-break/><text:tab/>For a short list of these commands reference <text:line-break/><text:tab/></text:span><text:a xlink:type="simple" xlink:href="http://www.gnu.org/s/bash/manual/bash.html#Shell-Builtin-Commands"><text:span text:style-name="T8">http://www.gnu.org/s/bash/manual/bash.html#Shell-Builtin-Commands</text:span></text:a><text:span text:style-name="T12"><text:line-break/><text:tab/></text:span><text:a xlink:type="simple" xlink:href="http://ss64.com/bash/"><text:span text:style-name="T8">http://ss64.com/bash/</text:span></text:a><text:span text:style-name="T12"><text:line-break/><text:line-break/><text:tab/>We will look at some of the commands necessary for this course and building packages. <text:line-break/><text:tab/> You may use the above references or the man command to look up how to use these <text:tab/> <text:tab/> <text:tab/> commands. For this section of the lab you will use the commands listed below, as well as the <text:tab/> <text:tab/> commands from the previous section of this lab and previous labs.<text:line-break/><text:line-break/><text:tab/> Commands:</text:span><text:span text:style-name="T13"><text:line-break/><text:tab/> <text:s/>adduser</text:span></text:p>
      <text:p text:style-name="P11"><text:tab/> <text:s/>chgrp</text:p>
      <text:p text:style-name="P11"><text:tab/> <text:s/>chown</text:p>
      <text:p text:style-name="P11"><text:tab/> <text:s/>fakeroot</text:p>
      <text:p text:style-name="P11"><text:tab/> <text:s/>ln</text:p>
      <text:p text:style-name="P11"><text:tab/> <text:s/>passwd</text:p>
      <text:p text:style-name="P11"><text:tab/> <text:s/>tar</text:p>
      <text:p text:style-name="P11"><text:tab/> <text:s/>uname</text:p>
      <text:p text:style-name="P5"><text:span text:style-name="T13"><text:tab/> <text:s/>whoami</text:span><text:span text:style-name="T12"><text:line-break/><text:line-break/></text:span></text:p>
      <text:p text:style-name="P13"><text:tab/> <text:s/>1) adduser <text:line-break/><text:tab/> <text:s text:c="6"/>The adduser command does just that, adds a user. <text:line-break/><text:tab/> <text:s text:c="6"/>The syntax is “adduser -d <text:s/>their/home/directory -G groups name”<text:line-break/><text:tab/> <text:s text:c="7"/>-d is the user's home directory<text:line-break/><text:tab/> <text:s text:c="7"/>-G is the groups they belong to. If the group does not exist; it will make one for you.<text:line-break/></text:p>
      <text:p text:style-name="P10"><text:line-break/><text:tab/> <text:s text:c="6"/>Ubuntu example “sudo adduser -d /home/jameson -G developers jameson”<text:line-break/><text:line-break/><text:tab/> <text:s text:c="7"/>Fedora example <text:s/>“su -”<text:line-break/><text:tab/><text:tab/><text:tab/><text:tab/>“adduser -d /home/jameson -G developers jameson”<text:line-break/><text:line-break/><text:line-break/><text:tab/> <text:s text:c="5"/>Create a user on your system with the following attributes<text:line-break/><text:tab/> <text:s text:c="5"/>Name: <text:span text:style-name="T6">djsmith</text:span> <text:s/>and <text:s/>group: <text:s/><text:span text:style-name="T6">themixers</text:span><text:line-break/><text:line-break/><text:tab/> <text:s text:c="5"/>Create a second user on the system with the following attributes<text:line-break/><text:tab/> <text:s text:c="5"/>Name: <text:span text:style-name="T6">djjack</text:span> <text:s text:c="2"/>and <text:s/>group: <text:s text:c="2"/><text:span text:style-name="T6">themixers</text:span><text:line-break/><text:line-break/><text:tab/> <text:s text:c="4"/><text:span text:style-name="T6">List your commands in the write up to get credit for this part of the lab</text:span><text:line-break/><text:tab/> <text:s text:c="6"/><text:line-break/><text:tab/>2) passwd</text:p>
      <text:p text:style-name="P10"><text:tab/> <text:s text:c="3"/>The passwd command changes the password for a user. <text:line-break/><text:tab/> <text:s text:c="3"/><text:line-break/><text:tab/> <text:s text:c="3"/>Change the password of the user djsmith<text:line-break/><text:tab/> <text:s text:c="3"/>In terminal type “passwd djsmith” to change the password for the user djsmith<text:line-break/><text:line-break/><text:tab/> <text:s text:c="2"/>Change the password of the user djjack as well<text:line-break/></text:p>
      <text:p text:style-name="P10"><text:line-break/><text:tab/> <text:s text:c="3"/><text:span text:style-name="T6">List your commands in the write up to get credit for this part of the lab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tab/>3) chgrp<text:line-break/><text:tab/> <text:s text:c="3"/>chgrp stands for change group and is used to change the group ownership of a file. <text:line-break/><text:tab/> <text:s text:c="3"/>The syntax is “chgrp group file1 file2 file3 file4....”<text:line-break/><text:tab/> <text:s text:c="3"/>The group is the user group a file belongs to<text:line-break/><text:line-break/><text:tab/> <text:s text:c="3"/>Ubuntu example “sudo chgrp developers file1.txt”<text:line-break/><text:line-break/><text:tab/> <text:s text:c="3"/>Fedora example “su -”<text:line-break/><text:tab/><text:tab/><text:tab/> <text:s text:c="6"/>“chgrp developers file1.txt” <text:line-break/><text:line-break/><text:tab/> <text:s text:c="3"/>Create a file in your home directory called “groupchange.txt” <text:line-break/><text:line-break/><text:tab/> <text:s text:c="3"/>Change the group on that file to <text:span text:style-name="T6">themixers</text:span><text:line-break/><text:tab/> <text:s/><text:line-break/><text:tab/> <text:s text:c="3"/><text:span text:style-name="T6">List your commands in the write up to get credit for this part of the lab<text:line-break/><text:line-break/><text:tab/></text:span>4) chown<text:line-break/><text:tab/> <text:s text:c="3"/>chown stands for change ownership and is used to change the owner of a file. <text:line-break/><text:tab/> <text:s text:c="3"/>The syntax is “chown owner:group filename”<text:line-break/><text:tab/> <text:s text:c="3"/>The owner is the user who owns the file and the group is the user group the file belongs to.<text:line-break/><text:tab/> <text:s text:c="3"/>In many cases the owner and group will be the same because the user will have their own <text:tab/> <text:tab/> <text:s text:c="3"/>private file group.<text:line-break/><text:line-break/><text:tab/> <text:s text:c="3"/>This is an example that changes a file's ownership to root and the group to the admin users<text:line-break/><text:tab/> <text:s text:c="3"/>Ubuntu example “sudo chown root:admin file1.txt”<text:line-break/><text:line-break/><text:tab/> <text:s text:c="3"/>Fedora example “su -”<text:line-break/><text:tab/><text:tab/><text:tab/> <text:s text:c="6"/>“chown root:admin file1.txt” <text:line-break/><text:line-break/><text:tab/> <text:s text:c="3"/>Create a file in your home directory called “ownerchange.txt” <text:line-break/><text:line-break/><text:tab/> <text:s text:c="3"/>Create a file in your home directory called “ownerchg.txt” <text:line-break/><text:line-break/><text:tab/> <text:s text:c="2"/>Use ls -l (that's minus L) to see the current owner and group for the file<text:line-break/><text:line-break/><text:tab/> <text:s text:c="2"/>Change the owner of the ownerchange.txt file to djsmith and the group to themixers<text:line-break/><text:line-break/><text:tab/> <text:s text:c="2"/>Change the owner of the ownerchg.txt file to root and the group to root<text:line-break/><text:soft-page-break/><text:tab/> <text:s/><text:line-break/><text:tab/> <text:s text:c="2"/><text:span text:style-name="T6">List your commands in the write up to get credit for this part of the lab<text:line-break/><text:line-break/><text:line-break/></text:span><text:span text:style-name="T6"><text:tab/></text:span>5) whoami<text:line-break/><text:tab/> <text:s text:c="3"/>whoami is a command that lets you know the current user. This can be used by scripts to <text:tab/> <text:tab/> <text:s text:c="3"/>determine if the user is root or another expected user, such as Oracle. <text:line-break/><text:line-break/><text:tab/> <text:s text:c="3"/>In terminal type “whoami” to display the current user<text:line-break/><text:line-break/><text:tab/> <text:s text:c="2"/>Write a bash script to determine who the user is and make an if statement to check if the user <text:tab/> <text:s/><text:tab/> <text:s text:c="3"/>is root or not. If the users is not root print “not root”. If the user is root print “root”. <text:line-break/><text:tab/> <text:s text:c="3"/>hint: back ticks can be used to run a command as a variable. For example<text:line-break/><text:tab/><text:tab/>if <text:s/>[ <text:s/>“`ls`” == “file1.txt” <text:s/>]<text:line-break/><text:line-break/><text:line-break/><text:tab/> <text:s text:c="2"/>You will need to run the script as a normal user then as a root user. This means running the <text:tab/> <text:tab/> <text:s text:c="3"/>command as sudo on Ubuntu or running “su -” before running the command on Fedora. <text:line-break/><text:line-break/><text:tab/> <text:s/><text:tab/><text:line-break/><text:tab/> 6)fakeroot<text:line-break/><text:tab/> <text:s text:c="3"/>fakeroot is a command that allows you to execute commands as if you were a root user, but <text:tab/> <text:tab/> <text:s text:c="3"/>will not actually change anything. Fakeroot can be used to install files that are designed for <text:tab/><text:tab/> <text:s text:c="3"/>root under non-root users. This is commonly used for files that you might worry would have <text:tab/> <text:s text:c="2"/><text:tab/> <text:s text:c="3"/>security issues running as root.<text:line-break/><text:line-break/><text:tab/> <text:s text:c="3"/>As a non-root user in terminal type “whoami” and hit enter<text:line-break/><text:tab/> <text:s text:c="3"/>This should show your username<text:line-break/><text:line-break/><text:tab/> <text:s text:c="3"/>Then as the same user in terminal type “fakeroot whoami” and hit enter<text:line-break/><text:tab/> <text:s text:c="3"/>This should show root<text:line-break/><text:line-break/><text:tab/> <text:s text:c="3"/>Modify your script from the “whoami” section to determine if the user is root. If the user is <text:tab/> <text:tab/> <text:s text:c="4"/>root.<text:line-break/><text:line-break/><text:tab/><text:tab/><text:span text:style-name="T6">Turn this script in with the write up to get credit for this part of the lab<text:line-break/><text:line-break/></text:span></text:p>
      <text:p text:style-name="P14"><text:span text:style-name="T13"><text:tab/></text:span><text:span text:style-name="T15">7) ln<text:line-break/><text:tab/> <text:s text:c="3"/>The ln command stands for link. This is used to create links to files. Links redirect to a file. <text:tab/><text:tab/> <text:s text:c="3"/>There are two types of links in Linux. There are hard links and soft links. Hard links are links <text:tab/> <text:s text:c="3"/>to the physical hard drive location of a file. If you delete the original file and hard links still <text:tab/> <text:s/><text:tab/> <text:s text:c="3"/>exist, the file will NOT be removed from the hard drive. The file will not be deleted from the <text:tab/> <text:s text:c="3"/>hard drive until all hard links to that file are removed. Soft links are only links to another file <text:tab/> <text:s/><text:tab/> <text:s text:c="3"/>on the filesystem. If you delete the original file, the soft links will no longer work. Soft links <text:tab/> <text:s/><text:tab/> <text:s text:c="3"/>are just the path to a file. When that file is deleted, the soft link will become a broken file.<text:line-break/><text:line-break/><text:tab/> <text:s text:c="2"/>Links are used to provide a different location for a file, where the original is too difficult to <text:tab/> <text:s/><text:tab/> <text:s text:c="2"/>move. For example, you may have a server application that only has access to one directory <text:tab/> <text:s/><text:tab/> <text:s text:c="2"/>for security reasons, but you may need to give that server access to a log file or database file <text:tab/> <text:s/><text:tab/> <text:s text:c="2"/>outside of its directory. This could be solved by putting a symbolic link to the database file <text:tab/> <text:tab/> <text:s text:c="2"/>within the server's working directory.<text:line-break/><text:line-break/><text:tab/> <text:s text:c="2"/>Links are also used to provide structure for an application or api. For example, all of your <text:tab/> <text:s/><text:tab/> <text:s text:c="2"/>code may be scattered throughout various folders by logical category, such as database access <text:tab/> <text:s text:c="2"/>files, interface files, application managers, etc. To make it easy to interface with these files, <text:tab/><text:tab/> <text:s text:c="2"/>you could make one directory that has symbolic links to all the files you need to work with. <text:tab/> <text:s/><text:tab/> <text:s text:c="2"/>This allows you to call any of the files you need from one directory, regardless of their <text:tab/><text:tab/> <text:s text:c="2"/>location.<text:line-break/><text:line-break/><text:tab/> <text:s text:c="2"/>Syntax for hard link: “ln <text:s/>/full/path/to/file <text:s/>/full/path/to/new/link”<text:line-break/><text:tab/> <text:s text:c="2"/>Example “ln <text:s/>/etc/hosts <text:s/>/home/user/hosts”<text:line-break/><text:line-break/><text:tab/> <text:s/>Syntax for soft link: “ln -s <text:s/>/full/path/to/file <text:s/>/full/path/to/new/link”<text:line-break/><text:tab/> <text:s/>Example “ln -s <text:s/>/etc/hosts <text:s/>/home/user/hosts”<text:line-break/><text:line-break/><text:tab/> <text:s text:c="2"/>In your home folder create a file named “link1.txt” <text:s/>and a file named “link2.txt”<text:line-break/><text:line-break/><text:tab/> <text:s text:c="2"/>Create a hard link in the same directory to link1.txt called “linktofile1.txt” <text:line-break/><text:tab/> <text:s text:c="3"/>(You may use the command “pwd” to get the full path) <text:line-break/><text:line-break/><text:tab/> <text:s text:c="2"/>Create a soft link in the same directory to link2.txt called “linktofile2.txt”<text:line-break/><text:line-break/><text:tab/> <text:s text:c="2"/>In your home directory type “ls -l” to get a listing of the files<text:line-break/><text:line-break/><text:tab/> <text:s text:c="2"/>remove link1.txt and link2.txt <text:line-break/><text:line-break/><text:tab/> <text:s text:c="2"/>Then type “ls -l” <text:line-break/></text:span><text:soft-page-break/><text:span text:style-name="T15"><text:tab/> <text:s text:c="2"/><text:line-break/><text:tab/> </text:span><text:span text:style-name="T13"><text:s text:c="2"/>Explain what happened to linktofile1 and linktofile2 as part of the lab write up</text:span><text:span text:style-name="T15"><text:line-break/></text:span><text:span text:style-name="T15"><text:tab/>8) uname <text:line-break/><text:tab/> <text:s text:c="3"/>The uname command lists all of the information about the operating system. This includes the <text:tab/> <text:s text:c="3"/>OS type, kernel version and other data.<text:line-break/><text:line-break/><text:tab/> <text:s text:c="3"/>The uname command is important because it tells you whether or not the system is 32 bit or <text:tab/> <text:s/><text:tab/> <text:s text:c="3"/>64 bit, and which kernel is being run. These are important to know for an installer.<text:line-break/><text:line-break/><text:tab/> <text:s text:c="2"/>In terminal type “uname -a” <text:line-break/><text:tab/> <text:s text:c="2"/>The a means all fields and will give you all the information. <text:line-break/><text:line-break/><text:tab/> <text:s text:c="2"/>To determine if the operating system is 32 bit or 64 bit type “uname -m” <text:line-break/><text:tab/> <text:s text:c="2"/>The m means machine type. <text:line-break/><text:tab/> <text:s text:c="3"/>i686 is 32 bit<text:line-break/><text:tab/> <text:s text:c="3"/>i386 is older 32 bit<text:line-break/><text:tab/> <text:s text:c="3"/>x86_64 is 64 bit<text:line-break/><text:line-break/><text:tab/> <text:s text:c="2"/>To determine the kernel version of the OS type “uname – r”<text:line-break/><text:tab/> <text:s text:c="3"/>The r stands for release version<text:line-break/><text:tab/> <text:s text:c="3"/></text:span></text:p>
      <text:p text:style-name="P9"><text:span text:style-name="T15"><text:tab/> <text:s text:c="3"/>Write a bash script to determine if the kernel version is 32 bit or 64 bit <text:line-break/><text:tab/> <text:s text:c="4"/>hint: remember you can use back ticks to run a command as a variable<text:line-break/><text:tab/> <text:s text:c="4"/>Example: “if <text:s/>[ <text:s/></text:span><text:span text:style-name="T13">“`</text:span><text:span text:style-name="T14">ls</text:span><text:span text:style-name="T13">`</text:span><text:span text:style-name="T15">” <text:s/>== <text:s/>“file1.txt” <text:s/>]<text:line-break/><text:line-break/><text:tab/> <text:s text:c="4"/></text:span></text:p>
      <text:p text:style-name="P13"><text:tab/>9) Tar<text:line-break/><text:tab/> <text:s text:c="3"/>The tar command is a compression command similar to zip. Tar allows you to multiply <text:tab/> <text:tab/> <text:s text:c="3"/>compression by combining the tar compression with gunzip compression; a zip algorithm.<text:line-break/><text:line-break/><text:tab/> <text:s text:c="3"/>Compressed tar files are called tarballs. They usually end in tar.gz <text:line-break/><text:tab/> <text:s text:c="3"/>The tar stands for the tar compression <text:line-break/><text:line-break/><text:tab/> <text:s text:c="3"/>You may create a tar file with <text:line-break/><text:tab/> <text:s text:c="4"/>“tar -cvzf <text:s/>compressedfile.tar.gz <text:s/>folder” <text:s text:c="6"/>(you may list filenames instead of a folder)</text:p>
      <text:p text:style-name="P9"><text:span text:style-name="T15"><text:tab/> <text:s text:c="6"/>c stands for create<text:line-break/><text:tab/> <text:s text:c="6"/>v stands for verbose (tells you when the file is compressed, instead of no feedback)<text:line-break/><text:tab/> <text:s text:c="6"/>z means zip with gzip for multiplied compression<text:line-break/><text:tab/> <text:s text:c="6"/>f stands for files (files or folders to compress are listed after the f)<text:line-break/><text:line-break/><text:tab/> <text:s text:c="4"/>You may untar a file with <text:line-break/><text:tab/> <text:s text:c="5"/>“tar -xvzf compressedfile.tar.gz” <text:line-break/><text:tab/> <text:s text:c="6"/>x stands for extract<text:line-break/><text:line-break/><text:tab/> <text:s text:c="4"/>In the folder where you made all of your scripts create a tar file of only your scripts <text:line-break/><text:tab/> <text:s text:c="4"/>Name the tar file </text:span><text:span text:style-name="T13">yourlastname</text:span><text:span text:style-name="T15">.tar.gz <text:s/>where yourlastname is your last name. <text:line-break/><text:tab/> <text:s text:c="4"/>(hint: for the files to be compressed use <text:s text:c="2"/>*.sh since all of your scripts end in sh) <text:line-break/><text:line-break/><text:tab/> <text:s text:c="4"/></text:span><text:span text:style-name="T13">Note: You will need to know this command for the packaging installers later in the <text:tab/> <text:s/><text:tab/> <text:s text:c="4"/>course<text:line-break/><text:line-break/><text:tab/> <text:s text:c="3"/></text:span><text:span text:style-name="T15"><text:tab/></text:span><text:span text:style-name="T13">Hand in this tarball with all your scripts as part of the lab write up. If all of your <text:tab/><text:tab/><text:tab/>scripts are in this tarball, this will count for handing in all of the scripts in the <text:tab/><text:tab/><text:tab/>previous activities.<text:line-break/><text:line-break/><text:tab/> <text:s text:c="2"/></text:span></text:p>
      <text:p text:style-name="P10"/>
      <text:p text:style-name="P13"><text:tab/>10) <text:span text:style-name="T7">Activity</text:span><text:tab/><text:span text:style-name="T6">Turn this script in with the rest of the lab write up to receive credit</text:span><text:span text:style-name="T7"><text:line-break/></text:span><text:tab/><text:tab/><text:span text:style-name="T6">Note: </text:span>The commands in this script will use many of the commands you used in lab 3<text:line-break/><text:line-break/><text:tab/> <text:s text:c="2"/><text:tab/>I) In your home directory create a folder called “packagetest”<text:line-break/><text:tab/><text:tab/>II) cd to the new “packagetest” folder<text:line-break/><text:tab/><text:tab/>III) Create a folder called “release_64”<text:line-break/><text:tab/><text:tab/>IV) Create another folder called “release_32” <text:line-break/><text:tab/><text:tab/>V) Create files named “r32_1.bin” and “r32_2.bin”<text:line-break/><text:tab/><text:tab/>VI) Create files named “r64_1.bin” , “r64_2.bin” and “r64_3.bin”<text:line-break/><text:tab/><text:tab/>VII) Tar the five bin files into a tar called “release.tar.gz”<text:line-break/><text:tab/><text:tab/>VIII) Write a script called install.sh that <text:line-break/><text:tab/><text:tab/> <text:s text:c="5"/>a) accepts 3 arguments as strings (IE: “bash install.sh “word1” “word2” “word3”)<text:line-break/><text:tab/><text:tab/><text:tab/>[this automatically happens as ${1} ${2} and ${3} ] <text:line-break/><text:tab/><text:tab/> <text:s text:c="5"/>b) determines if the user is root or not<text:line-break/><text:tab/><text:tab/> <text:s text:c="5"/>c) if the user is root, then start a script called “release.sh” that passes the parameters <text:tab/><text:tab/><text:tab/><text:tab/>to it as arguments.<text:line-break/><text:tab/><text:tab/> <text:s text:c="5"/>d) if the user is not root, then start the script “release.sh” with fakeroot and pass the <text:tab/><text:tab/><text:tab/> <text:s text:c="10"/>parameters to it as arguments.<text:line-break/><text:tab/><text:tab/> <text:s text:c="5"/><text:line-break/><text:tab/><text:tab/>IX) Write a script called release.sh that<text:line-break/><text:tab/><text:tab/> <text:s text:c="5"/>a) accepts the three arguments from the install.sh script (automatically happens)<text:line-break/><text:tab/><text:tab/> <text:s text:c="5"/>b) has a variable called done that is the string “finished”<text:line-break/><text:tab/><text:tab/> <text:s text:c="5"/>c) stores the parameters in an array called files (you can store them as <text:line-break/><text:tab/><text:tab/> <text:s text:c="10"/>files[0], files[1] and files[2] )</text:p>
      <text:p text:style-name="P10"><text:line-break/><text:tab/><text:tab/> <text:s text:c="5"/>d) determines if the machine is 32 bit or 64bit <text:line-break/><text:tab/><text:tab/> <text:s text:c="5"/>e) -If the machine is 32bit, for each argument create a file in with the name that was <text:tab/><text:tab/><text:tab/> <text:s text:c="11"/>passed in as an argument in the “release_32” folder. <text:line-break/><text:tab/><text:tab/> <text:s text:c="9"/>-Untar the file release.tar.gz and move the files into the “release_32” folder<text:line-break/><text:tab/><text:tab/> <text:s text:c="9"/>-Changes ownership of the “r32_1.bin” file to user djsmith and group themixers<text:line-break/><text:tab/><text:tab/> <text:s text:c="9"/>-Changes the group of the “r32_2.bin” file to themixers<text:line-break/><text:tab/><text:tab/> <text:s text:c="9"/>-Creates a symbolic link of “r32_2.bin” in the “packagetest” folder called <text:tab/><text:tab/><text:tab/><text:tab/><text:tab/>“32bitrelease”<text:line-break/><text:line-break/><text:tab/></text:p>
      <text:p text:style-name="P13"><text:tab/><text:tab/> <text:s text:c="4"/>f)-If the machine is 64bit, untar the file release.tar.gz and move the files into the <text:tab/><text:tab/><text:tab/> <text:s text:c="8"/>folder “release_64” folder.<text:line-break/><text:tab/><text:tab/> <text:s text:c="6"/>-Changes the ownership of the “r64_1.bin” file to root and the group to root<text:line-break/><text:tab/><text:tab/> <text:s text:c="6"/>-Changes the ownership of the “r64_2.bin” file to user djjack and group themixers<text:line-break/><text:tab/><text:tab/> <text:s text:c="6"/>-Changes the group of the “r64_3.bin” file to group themixers<text:line-break/><text:tab/><text:tab/> <text:s text:c="6"/>-Creates a hard link of “r64_3.bin” in the “packagetest” folder called “64bitrelease”<text:line-break/><text:line-break/><text:line-break/><text:tab/><text:tab/> <text:s text:c="4"/>g) Prints the variable you made called $do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width="1.3425in" svg:height="0.4693in" draw:z-index="21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6:48</dc:date>
    <dc:creator>Ren </dc:creator>
    <meta:editing-duration>P3DT2H43M50S</meta:editing-duration>
    <meta:editing-cycles>528</meta:editing-cycles>
    <meta:generator>LibreOffice/3.3$Unix LibreOffice_project/330m19$Build-401</meta:generator>
    <meta:document-statistic meta:table-count="1" meta:image-count="1" meta:object-count="0" meta:page-count="22" meta:paragraph-count="116" meta:word-count="3851" meta:character-count="25234"/>
  </office:meta>
</office:document-meta>
</file>